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bottom="0.1562in" fo:line-height="160%"/>
      <style:text-properties style:font-name="Times" fo:font-size="12.0pt"/>
    </style:style>
    <style:style style:name="P3" style:family="paragraph" style:parent-style-name="Standard">
      <style:paragraph-properties fo:line-height="160%">
        <style:tab-stops>
          <style:tab-stop style:position="0.083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line-height="160%"/>
      <style:text-properties style:font-name="Times" fo:font-size="11.0pt"/>
    </style:style>
    <style:style style:name="P5" style:family="paragraph" style:parent-style-name="Standard">
      <style:paragraph-properties fo:line-height="160%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12</text:span></text:p>
            <text:p text:style-name="P2"><text:span text:style-name="T1">Nom : </text:span>Payer en ligne(package « Gestion des achats »)<text:line-break/><text:span text:style-name="T1">Acteur(s) : </text:span>Acheteur (client) <text:s text:c="5"/><text:span text:style-name="T1">Secondaire(s)</text:span>: Banque<text:line-break/><text:span text:style-name="T1">Description : </text:span>Paiement de commande en ligne.<text:line-break/><text:span text:style-name="T1">Auteur : </text:span>Guichou Brice<text:line-break/><text:span text:style-name="T1">Date(s) : </text:span>12/05/2020</text:p>
            <text:p text:style-name="P3"><text:span text:style-name="T1">Pré-conditions : </text:span>Mode de payement choisit<text:line-break/><text:span text:style-name="T1">Démarrage : </text:span>L’utilisateur accède à la page de paiement en ligne.</text:p>
            <text:p text:style-name="P4"/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>Le scénario nominal :</text:span></text:p>
            <text:p text:style-name="P5">1. Le système appelle le système bancaire.</text:p>
            <text:p text:style-name="P5">2. Le système<text:span text:style-name="T1"><text:s/></text:span>valide la transaction.</text:p>
            <text:p text:style-name="P4"/>
          </table:table-cell>
        </table:table-row>
        <table:table-row>
          <table:table-cell table:style-name="TableCell1">
            <text:p text:style-name="P2"><text:span text:style-name="T1">Les scénarios alternatifs :</text:span></text:p>
          </table:table-cell>
        </table:table-row>
        <table:table-row>
          <table:table-cell table:style-name="TableCell1">
            <text:p text:style-name="P2"><text:span text:style-name="T1">Les scénarios d'exceptions :</text:span></text:p>
            <text:p text:style-name="P5">2. Le paiement de l'utilisateur<text:span text:style-name="T2"><text:s/></text:span>est invalide.</text:p>
            <text:p text:style-name="P4"/>
          </table:table-cell>
        </table:table-row>
        <table:table-row>
          <table:table-cell table:style-name="TableCell1">
            <text:p text:style-name="P5"><text:span text:style-name="T1">Fin : </text:span>Scénario nominal : à l'étape 2 décision de l'utilisateur.</text:p>
          </table:table-cell>
        </table:table-row>
      </table:table>
      <text:p text:style-name="P5"><text:span text:style-name="T1">Post-conditions : </text:span>Annulation de la commande en cas de paiement refu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